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C0C0C0" fo:border-bottom="none" fo:border-left="thin solid #C0C0C0" fo:border-right="none" style:vertical-align="middle" fo:background-color="#C3D69B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C0C0C0" fo:border-bottom="none" fo:border-left="none" fo:border-right="none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#D7E4BD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#FFE994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BF819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B3CAC7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5C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E8F2A1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6D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Excel_32_Built-in_32_Hyperlink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0pt" style:font-size-asian="10pt" style:font-size-complex="10pt" style:text-underline-style="none" style:text-underline-type="none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Excel_32_Built-in_32_Hyperlink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0pt" style:font-size-asian="10pt" style:font-size-complex="10pt" style:text-underline-style="none" style:text-underline-type="none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3" table:default-cell-style-name="ce1"/>
        <table:table-column table:style-name="co6" table:number-columns-repeated="16366" table:default-cell-style-name="ce1"/>
        <table:table-row table:style-name="ro1">
          <table:table-cell table:number-columns-repeated="2" table:style-name="ce2"/>
          <table:table-cell table:number-columns-repeated="3" table:style-name="ce3"/>
          <table:table-cell office:value-type="string" table:number-columns-spanned="3" table:number-rows-spanned="1" table:style-name="ce19">
            <text:p>Passing</text:p>
          </table:table-cell>
          <table:covered-table-cell table:number-columns-repeated="2"/>
          <table:table-cell office:value-type="string" table:number-columns-spanned="2" table:number-rows-spanned="1" table:style-name="ce19">
            <text:p>Rushing</text:p>
          </table:table-cell>
          <table:covered-table-cell/>
          <table:table-cell office:value-type="string" table:number-columns-spanned="3" table:number-rows-spanned="1" table:style-name="ce19">
            <text:p>Receiving</text:p>
          </table:table-cell>
          <table:covered-table-cell table:number-columns-repeated="2"/>
          <table:table-cell office:value-type="string" table:style-name="ce4">
            <text:p>Returns</text:p>
          </table:table-cell>
          <table:table-cell office:value-type="string" table:number-columns-spanned="2" table:number-rows-spanned="1" table:style-name="ce19">
            <text:p>Misc</text:p>
          </table:table-cell>
          <table:covered-table-cell/>
          <table:table-cell office:value-type="string" table:style-name="ce4">
            <text:p>Fumbles</text:p>
          </table:table-cell>
          <table:table-cell office:value-type="string" table:style-name="ce4">
            <text:p>Fantasy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Week</text:p>
          </table:table-cell>
          <table:table-cell office:value-type="string" table:style-name="ce5">
            <text:p>Player</text:p>
          </table:table-cell>
          <table:table-cell office:value-type="string" table:style-name="ce5">
            <office:annotation draw:style-name="a0" svg:x="2.98958333333333in" svg:y="0.0520833333333333in" svg:width="1.08333333333333in" svg:height="0.71875in">
              <dc:creator/>
              <text:p><text:span text:style-name="T1">Click to Filter</text:span></text:p>
            </office:annotation>
            <text:p>Team</text:p>
          </table:table-cell>
          <table:table-cell office:value-type="string" table:style-name="ce5">
            <text:p>Against</text:p>
          </table:table-cell>
          <table:table-cell office:value-type="string" table:style-name="ce5">
            <text:p>Pos</text:p>
          </table:table-cell>
          <table:table-cell office:value-type="string" table:style-name="ce6">
            <text:p>Yds</text:p>
          </table:table-cell>
          <table:table-cell office:value-type="string" table:style-name="ce6">
            <text:p>TD</text:p>
          </table:table-cell>
          <table:table-cell office:value-type="string" table:style-name="ce6">
            <text:p>Int</text:p>
          </table:table-cell>
          <table:table-cell office:value-type="string" table:style-name="ce7">
            <text:p>Yds</text:p>
          </table:table-cell>
          <table:table-cell office:value-type="string" table:style-name="ce7">
            <text:p>TD</text:p>
          </table:table-cell>
          <table:table-cell office:value-type="string" table:style-name="ce8">
            <text:p>Rec</text:p>
          </table:table-cell>
          <table:table-cell office:value-type="string" table:style-name="ce8">
            <text:p>Yds</text:p>
          </table:table-cell>
          <table:table-cell office:value-type="string" table:style-name="ce8">
            <text:p>TD</text:p>
          </table:table-cell>
          <table:table-cell office:value-type="string" table:style-name="ce9">
            <text:p>TD</text:p>
          </table:table-cell>
          <table:table-cell office:value-type="string" table:style-name="ce10">
            <text:p>FumTD</text:p>
          </table:table-cell>
          <table:table-cell office:value-type="string" table:style-name="ce10">
            <text:p>2PT</text:p>
          </table:table-cell>
          <table:table-cell office:value-type="string" table:style-name="ce11">
            <text:p>Lost</text:p>
          </table:table-cell>
          <table:table-cell office:value-type="string" table:style-name="ce12">
            <text:p>Points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Lamar Jackson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QB</text:p>
          </table:table-cell>
          <table:table-cell office:value-type="float" office:value="218" table:style-name="ce13">
            <text:p>218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07" table:style-name="ce13">
            <text:p>107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9.42" table:style-name="ce13">
            <text:p>39.4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len Hurts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QB</text:p>
          </table:table-cell>
          <table:table-cell office:value-type="float" office:value="340" table:style-name="ce13">
            <text:p>340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7.6" table:style-name="ce13">
            <text:p>27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 Allen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QB</text:p>
          </table:table-cell>
          <table:table-cell office:value-type="float" office:value="400" table:style-name="ce13">
            <text:p>40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6.7" table:style-name="ce13">
            <text:p>26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evor Lawrence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QB</text:p>
          </table:table-cell>
          <table:table-cell office:value-type="float" office:value="262" table:style-name="ce13">
            <text:p>262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25.18" table:style-name="ce13">
            <text:p>25.1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e Burrow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QB</text:p>
          </table:table-cell>
          <table:table-cell office:value-type="float" office:value="275" table:style-name="ce13">
            <text:p>275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rek Carr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QB</text:p>
          </table:table-cell>
          <table:table-cell office:value-type="float" office:value="303" table:style-name="ce13">
            <text:p>30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.82" table:style-name="ce13">
            <text:p>19.8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eno Smith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QB</text:p>
          </table:table-cell>
          <table:table-cell office:value-type="float" office:value="325" table:style-name="ce13">
            <text:p>325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899999999999999" table:style-name="ce13">
            <text:p>18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yan Tannehill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1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QB</text:p>
          </table:table-cell>
          <table:table-cell office:value-type="float" office:value="264" table:style-name="ce13">
            <text:p>26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760000000000002" table:style-name="ce13">
            <text:p>18.7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irk Cousins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1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QB</text:p>
          </table:table-cell>
          <table:table-cell office:value-type="float" office:value="260" table:style-name="ce13">
            <text:p>26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3" table:style-name="ce13">
            <text:p>18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coby Brissett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1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QB</text:p>
          </table:table-cell>
          <table:table-cell office:value-type="float" office:value="220" table:style-name="ce13">
            <text:p>22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.899999999999999" table:style-name="ce13">
            <text:p>17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atrick Mahomes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QB</text:p>
          </table:table-cell>
          <table:table-cell office:value-type="float" office:value="262" table:style-name="ce13">
            <text:p>26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7.079999999999998" table:style-name="ce13">
            <text:p>17.0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aron Rodgers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1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QB</text:p>
          </table:table-cell>
          <table:table-cell office:value-type="float" office:value="255" table:style-name="ce13">
            <text:p>255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100000000000001" table:style-name="ce13">
            <text:p>16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c Jones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1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QB</text:p>
          </table:table-cell>
          <table:table-cell office:value-type="float" office:value="321" table:style-name="ce13">
            <text:p>321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1" table:style-name="ce13">
            <text:p>3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94" table:style-name="ce13">
            <text:p>15.9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cus Mariota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1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QB</text:p>
          </table:table-cell>
          <table:table-cell office:value-type="float" office:value="229" table:style-name="ce13">
            <text:p>229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.56" table:style-name="ce13">
            <text:p>15.5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tt Ryan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1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QB</text:p>
          </table:table-cell>
          <table:table-cell office:value-type="float" office:value="222" table:style-name="ce13">
            <text:p>222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.28" table:style-name="ce13">
            <text:p>15.2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tchell Trubisky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1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QB</text:p>
          </table:table-cell>
          <table:table-cell office:value-type="float" office:value="207" table:style-name="ce13">
            <text:p>20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98" table:style-name="ce13">
            <text:p>14.9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om Brady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1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QB</text:p>
          </table:table-cell>
          <table:table-cell office:value-type="float" office:value="271" table:style-name="ce13">
            <text:p>27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74" table:style-name="ce13">
            <text:p>14.7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eis Winston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2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QB</text:p>
          </table:table-cell>
          <table:table-cell office:value-type="float" office:value="353" table:style-name="ce13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62" table:style-name="ce13">
            <text:p>14.6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red Goff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2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QB</text:p>
          </table:table-cell>
          <table:table-cell office:value-type="float" office:value="277" table:style-name="ce13">
            <text:p>277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88" table:style-name="ce13">
            <text:p>13.8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niel Jones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2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QB</text:p>
          </table:table-cell>
          <table:table-cell office:value-type="float" office:value="196" table:style-name="ce13">
            <text:p>196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9" table:style-name="ce13">
            <text:p>7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74" table:style-name="ce13">
            <text:p>13.7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yler Murray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2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QB</text:p>
          </table:table-cell>
          <table:table-cell office:value-type="float" office:value="314" table:style-name="ce13">
            <text:p>3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36" table:style-name="ce13">
            <text:p>13.3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ustin Herbert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2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QB</text:p>
          </table:table-cell>
          <table:table-cell office:value-type="float" office:value="297" table:style-name="ce13">
            <text:p>297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.58" table:style-name="ce13">
            <text:p>12.5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oper Rush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2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QB</text:p>
          </table:table-cell>
          <table:table-cell office:value-type="float" office:value="215" table:style-name="ce13">
            <text:p>21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-2" table:style-name="ce13">
            <text:p>-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4" table:style-name="ce13">
            <text:p>12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ua Tagovailoa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2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QB</text:p>
          </table:table-cell>
          <table:table-cell office:value-type="float" office:value="186" table:style-name="ce13">
            <text:p>18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.44" table:style-name="ce13">
            <text:p>11.4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aker Mayfield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QB</text:p>
          </table:table-cell>
          <table:table-cell office:value-type="float" office:value="170" table:style-name="ce13">
            <text:p>17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7" table:style-name="ce13">
            <text:p>10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tthew Stafford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2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QB</text:p>
          </table:table-cell>
          <table:table-cell office:value-type="float" office:value="249" table:style-name="ce13">
            <text:p>2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16" table:style-name="ce13">
            <text:p>10.1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is Mills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2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QB</text:p>
          </table:table-cell>
          <table:table-cell office:value-type="float" office:value="245" table:style-name="ce13">
            <text:p>245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8000000000000007" table:style-name="ce13">
            <text:p>9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ussell Wilson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3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QB</text:p>
          </table:table-cell>
          <table:table-cell office:value-type="float" office:value="184" table:style-name="ce13">
            <text:p>18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06" table:style-name="ce13">
            <text:p>9.0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arson Wentz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3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QB</text:p>
          </table:table-cell>
          <table:table-cell office:value-type="float" office:value="211" table:style-name="ce13">
            <text:p>2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8.64" table:style-name="ce13">
            <text:p>8.6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immy Garoppolo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3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QB</text:p>
          </table:table-cell>
          <table:table-cell office:value-type="float" office:value="211" table:style-name="ce13">
            <text:p>21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8.44" table:style-name="ce13">
            <text:p>8.4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ustin Fields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3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QB</text:p>
          </table:table-cell>
          <table:table-cell office:value-type="float" office:value="106" table:style-name="ce13">
            <text:p>106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9400000000000004" table:style-name="ce13">
            <text:p>4.9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e Flacco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3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QB</text:p>
          </table:table-cell>
          <table:table-cell office:value-type="float" office:value="285" table:style-name="ce13">
            <text:p>285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3.4" table:style-name="ce13">
            <text:p>3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.J. Beathard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3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Q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1" table:style-name="ce13">
            <text:p>-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0.1" table:style-name="ce13">
            <text:p>-0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Khalil Herbert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3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7" table:style-name="ce13">
            <text:p>157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0.9" table:style-name="ce13">
            <text:p>30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rrick Henry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3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5" table:style-name="ce13">
            <text:p>85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58" table:style-name="ce13">
            <text:p>5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5.3" table:style-name="ce13">
            <text:p>25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aal Williams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3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7" table:style-name="ce13">
            <text:p>87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.7" table:style-name="ce13">
            <text:p>24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vin Singletary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3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78" table:style-name="ce13">
            <text:p>7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.1" table:style-name="ce13">
            <text:p>24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aquon Barkley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4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1" table:style-name="ce13">
            <text:p>8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.6" table:style-name="ce13">
            <text:p>22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rdarrelle Patterson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4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1" table:style-name="ce13">
            <text:p>14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.3" table:style-name="ce13">
            <text:p>22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es Robinson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4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0" table:style-name="ce13">
            <text:p>10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.6" table:style-name="ce13">
            <text:p>20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hamondre Stevenson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4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3" table:style-name="ce13">
            <text:p>73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28" table:style-name="ce13">
            <text:p>2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.100000000000001" table:style-name="ce13">
            <text:p>20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meon Pierce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4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0" table:style-name="ce13">
            <text:p>8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100000000000001" table:style-name="ce13">
            <text:p>18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ick Chubb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4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3" table:style-name="ce13">
            <text:p>11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.3" table:style-name="ce13">
            <text:p>17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elvin Gordon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4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6" table:style-name="ce13">
            <text:p>26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5" table:style-name="ce13">
            <text:p>16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ase Edmonds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4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" table:style-name="ce13">
            <text:p>2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7" table:style-name="ce13">
            <text:p>15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eece Hall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4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9" table:style-name="ce13">
            <text:p>39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53" table:style-name="ce13">
            <text:p>5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2" table:style-name="ce13">
            <text:p>15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lyde Edwards-Helaire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4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39" table:style-name="ce13">
            <text:p>3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9" table:style-name="ce13">
            <text:p>14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 Jacobs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5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6" table:style-name="ce13">
            <text:p>66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7" table:style-name="ce13">
            <text:p>14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Ezekiel Elliott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5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3" table:style-name="ce13">
            <text:p>7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5" table:style-name="ce13">
            <text:p>14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amaje Perine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5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4" table:style-name="ce13">
            <text:p>1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1" table:style-name="ce13">
            <text:p>14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lvin Cook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5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6" table:style-name="ce13">
            <text:p>9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3.6" table:style-name="ce13">
            <text:p>13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tian McCaffrey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5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8" table:style-name="ce13">
            <text:p>108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5" table:style-name="ce13">
            <text:p>13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ustin Ekeler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5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48" table:style-name="ce13">
            <text:p>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3" table:style-name="ce13">
            <text:p>1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ajee Harris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5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6" table:style-name="ce13">
            <text:p>56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3.1" table:style-name="ce13">
            <text:p>13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mien Harris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5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1" table:style-name="ce13">
            <text:p>4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6" table:style-name="ce13">
            <text:p>12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nathan Taylor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5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1" table:style-name="ce13">
            <text:p>71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1" table:style-name="ce13">
            <text:p>12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Leonard Fournette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5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eff Wilson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6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.6" table:style-name="ce13">
            <text:p>11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exander Mattison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6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" table:style-name="ce13">
            <text:p>2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.4" table:style-name="ce13">
            <text:p>1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ntonio Gibson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6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8" table:style-name="ce13">
            <text:p>3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avis Etienne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6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5" table:style-name="ce13">
            <text:p>10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ony Pollard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6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5" table:style-name="ce13">
            <text:p>10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5" table:style-name="ce13">
            <text:p>10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am Akers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6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1" table:style-name="ce13">
            <text:p>6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0.1" table:style-name="ce13">
            <text:p>10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.D. McKissic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6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32" table:style-name="ce13">
            <text:p>3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areem Hunt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6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1" table:style-name="ce13">
            <text:p>9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vonte Williams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6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8" table:style-name="ce13">
            <text:p>58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es Conner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6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9" table:style-name="ce13">
            <text:p>39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6999999999999993" table:style-name="ce13">
            <text:p>8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es Cook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7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37" table:style-name="ce13">
            <text:p>3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yheim Hines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7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ashaad Penny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7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6" table:style-name="ce13">
            <text:p>66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9" table:style-name="ce13">
            <text:p>7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k Ingram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7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" table:style-name="ce13">
            <text:p>1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8" table:style-name="ce13">
            <text:p>7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'Andre Swift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7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6" table:style-name="ce13">
            <text:p>7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vin Kamara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7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1" table:style-name="ce13">
            <text:p>61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.3" table:style-name="ce13">
            <text:p>7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ex Burkhead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7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e Mixon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7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8" table:style-name="ce13">
            <text:p>6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nneth Walker III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7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3" table:style-name="ce13">
            <text:p>6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Zack Moss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7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6" table:style-name="ce13">
            <text:p>46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2" table:style-name="ce13">
            <text:p>6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.K. Dobbins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8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ustice Hill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8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eJay Dallas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8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8" table:style-name="ce13">
            <text:p>5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J Dillon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8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2" table:style-name="ce13">
            <text:p>3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8" table:style-name="ce13">
            <text:p>5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aron Jones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8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6" table:style-name="ce13">
            <text:p>36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.7" table:style-name="ce13">
            <text:p>5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chael Carter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8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9" table:style-name="ce13">
            <text:p>39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6" table:style-name="ce13">
            <text:p>5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ontrell Hilliard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8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4" table:style-name="ce13">
            <text:p>5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les Sanders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8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6" table:style-name="ce13">
            <text:p>46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-2" table:style-name="ce13">
            <text:p>-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4" table:style-name="ce13">
            <text:p>5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Eno Benjamin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8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3" table:style-name="ce13">
            <text:p>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ylen Warren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8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3" table:style-name="ce13">
            <text:p>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andon Bolden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9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0999999999999996" table:style-name="ce13">
            <text:p>4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ony Michel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9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0999999999999996" table:style-name="ce13">
            <text:p>4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Allgeier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9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.J. Ham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9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5" table:style-name="ce13">
            <text:p>3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yle Juszczyk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9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4" table:style-name="ce13">
            <text:p>3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raig Reynolds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9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8" table:style-name="ce13">
            <text:p>2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uba Hubbard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9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estan Ebner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9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999999999999998" table:style-name="ce13">
            <text:p>2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ua Kelley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9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3" table:style-name="ce13">
            <text:p>-3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999999999999998" table:style-name="ce13">
            <text:p>2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atrick Ricard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9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erick McKinnon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0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rrell Henderson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10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7" table:style-name="ce13">
            <text:p>1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 Evans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10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ayveon Williams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10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id Montgomery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10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1000000000000001" table:style-name="ce13">
            <text:p>1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aheem Mostert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10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1000000000000001" table:style-name="ce13">
            <text:p>1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Isiah Pacheco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0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9" table:style-name="ce13">
            <text:p>0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avis Homer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10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7" table:style-name="ce13">
            <text:p>0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rdan Mason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10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7" table:style-name="ce13">
            <text:p>0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rrel Williams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10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7" table:style-name="ce13">
            <text:p>0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nneth Gainwell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11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6" table:style-name="ce13">
            <text:p>0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nathan Williams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11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6" table:style-name="ce13">
            <text:p>0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tt Breida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11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3" table:style-name="ce13">
            <text:p>0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chael Burton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1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R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Vonta Smith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11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169" table:style-name="ce13">
            <text:p>169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0.9" table:style-name="ce13">
            <text:p>30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ck Hollins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11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WR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158" table:style-name="ce13">
            <text:p>15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9.96" table:style-name="ce13">
            <text:p>29.9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quise Brown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11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style-name="ce13">
            <text:p>14</text:p>
          </table:table-cell>
          <table:table-cell office:value-type="float" office:value="140" table:style-name="ce13">
            <text:p>1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" table:style-name="ce13">
            <text:p>2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ussell Gage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11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office:value-type="float" office:value="87" table:style-name="ce13">
            <text:p>87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4.7" table:style-name="ce13">
            <text:p>24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Zay Jones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11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office:value-type="float" office:value="85" table:style-name="ce13">
            <text:p>8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.5" table:style-name="ce13">
            <text:p>24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 Olave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11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147" table:style-name="ce13">
            <text:p>14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.7" table:style-name="ce13">
            <text:p>23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mari Cooper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12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101" table:style-name="ce13">
            <text:p>10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.1" table:style-name="ce13">
            <text:p>23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eeDee Lamb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12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87" table:style-name="ce13">
            <text:p>87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.7" table:style-name="ce13">
            <text:p>22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omeo Doubs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12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73" table:style-name="ce13">
            <text:p>7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.3" table:style-name="ce13">
            <text:p>21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Isaiah McKenzie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12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76" table:style-name="ce13">
            <text:p>7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.2" table:style-name="ce13">
            <text:p>21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Vante Parker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12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156" table:style-name="ce13">
            <text:p>15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.6" table:style-name="ce13">
            <text:p>20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Boyd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12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.5" table:style-name="ce13">
            <text:p>20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.J. Brown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12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3">
            <text:p>8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.5" table:style-name="ce13">
            <text:p>19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tian Kirk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12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72" table:style-name="ce13">
            <text:p>7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.2" table:style-name="ce13">
            <text:p>19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.J. Osborn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12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73" table:style-name="ce13">
            <text:p>7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3" table:style-name="ce13">
            <text:p>18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dam Thielen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12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61" table:style-name="ce13">
            <text:p>6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.100000000000001" table:style-name="ce13">
            <text:p>18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urtland Sutton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13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.7" table:style-name="ce13">
            <text:p>17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K Metcalf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13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64" table:style-name="ce13">
            <text:p>6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.399999999999999" table:style-name="ce13">
            <text:p>17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reg Dortch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13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Laviska Shenault Jr.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13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90" table:style-name="ce13">
            <text:p>9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Lockett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13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76" table:style-name="ce13">
            <text:p>7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600000000000001" table:style-name="ce13">
            <text:p>16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iontae Johnson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13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84" table:style-name="ce13">
            <text:p>8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399999999999999" table:style-name="ce13">
            <text:p>16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oper Kupp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13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399999999999999" table:style-name="ce13">
            <text:p>16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erry McLaurin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13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102" table:style-name="ce13">
            <text:p>10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2" table:style-name="ce13">
            <text:p>16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 Palmer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13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9" table:style-name="ce13">
            <text:p>15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 Reynolds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13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96" table:style-name="ce13">
            <text:p>9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6" table:style-name="ce13">
            <text:p>15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chael Pittman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14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72" table:style-name="ce13">
            <text:p>7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2" table:style-name="ce13">
            <text:p>15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ylen Waddle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14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102" table:style-name="ce13">
            <text:p>10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1" table:style-name="ce13">
            <text:p>15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len Lazard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14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45" table:style-name="ce13">
            <text:p>4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5" table:style-name="ce13">
            <text:p>14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e'Quan Smith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14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105" table:style-name="ce13">
            <text:p>10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5" table:style-name="ce13">
            <text:p>14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tefon Diggs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14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74" table:style-name="ce13">
            <text:p>7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4" table:style-name="ce13">
            <text:p>14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rake London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14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54" table:style-name="ce13">
            <text:p>5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4" table:style-name="ce13">
            <text:p>14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ee Higgins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14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93" table:style-name="ce13">
            <text:p>9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3" table:style-name="ce13">
            <text:p>1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ante Adams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14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4" table:style-name="ce13">
            <text:p>-4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36" table:style-name="ce13">
            <text:p>3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.2" table:style-name="ce13">
            <text:p>1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uJu Smith-Schuster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4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89" table:style-name="ce13">
            <text:p>8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9" table:style-name="ce13">
            <text:p>13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vin Jones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14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33" table:style-name="ce13">
            <text:p>3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3" table:style-name="ce13">
            <text:p>1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mon-Ra St. Brown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15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73" table:style-name="ce13">
            <text:p>7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3" table:style-name="ce13">
            <text:p>1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urtis Samuel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15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48" table:style-name="ce13">
            <text:p>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1" table:style-name="ce13">
            <text:p>13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andon Aiyuk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15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9" table:style-name="ce13">
            <text:p>39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9" table:style-name="ce13">
            <text:p>12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ebo Samuel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15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73" table:style-name="ce13">
            <text:p>7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9" table:style-name="ce13">
            <text:p>12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'Marr Chase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15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2" table:style-name="ce13">
            <text:p>-2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29" table:style-name="ce13">
            <text:p>29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.7" table:style-name="ce13">
            <text:p>12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obert Woods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15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5" table:style-name="ce13">
            <text:p>1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arrett Wilson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15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en Skowronek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15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66" table:style-name="ce13">
            <text:p>6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6" table:style-name="ce13">
            <text:p>10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oah Brown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15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54" table:style-name="ce13">
            <text:p>5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4" table:style-name="ce13">
            <text:p>10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vin Duvernay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15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2" table:style-name="ce13">
            <text:p>-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5" table:style-name="ce13">
            <text:p>2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3" table:style-name="ce13">
            <text:p>10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terling Shepard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16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9" table:style-name="ce13">
            <text:p>9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chael Thomas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16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9" table:style-name="ce13">
            <text:p>9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ndrick Bourne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16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58" table:style-name="ce13">
            <text:p>5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8000000000000007" table:style-name="ce13">
            <text:p>9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 Moore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16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63" table:style-name="ce13">
            <text:p>6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3000000000000007" table:style-name="ce13">
            <text:p>9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ec Pierce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16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61" table:style-name="ce13">
            <text:p>6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1" table:style-name="ce13">
            <text:p>9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Elijah Moore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16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9" table:style-name="ce13">
            <text:p>8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quez Valdes-Scantling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16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48" table:style-name="ce13">
            <text:p>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8000000000000007" table:style-name="ce13">
            <text:p>8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ke Williams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16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5" table:style-name="ce13">
            <text:p>8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len Guyton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16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64" table:style-name="ce13">
            <text:p>6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4" table:style-name="ce13">
            <text:p>8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iver Cracraft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16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1" table:style-name="ce13">
            <text:p>8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ichie James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17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36" table:style-name="ce13">
            <text:p>3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andall Cobb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17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57" table:style-name="ce13">
            <text:p>5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7" table:style-name="ce13">
            <text:p>7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.J. Chark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17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46" table:style-name="ce13">
            <text:p>4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6" table:style-name="ce13">
            <text:p>7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ase Claypool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17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6" table:style-name="ce13">
            <text:p>7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quez Callaway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17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4" table:style-name="ce13">
            <text:p>7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Equanimeous St. Brown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17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3" table:style-name="ce13">
            <text:p>7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ick Westbrook-Ikhine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17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eorge Pickens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17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9" table:style-name="ce13">
            <text:p>3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9" table:style-name="ce13">
            <text:p>6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Olamide Zaccheaus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17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9" table:style-name="ce13">
            <text:p>6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abe Davis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17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7" table:style-name="ce13">
            <text:p>3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7" table:style-name="ce13">
            <text:p>6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ico Collins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18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1" table:style-name="ce13">
            <text:p>4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1" table:style-name="ce13">
            <text:p>6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ashod Bateman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18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59" table:style-name="ce13">
            <text:p>5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.9" table:style-name="ce13">
            <text:p>5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andon Powell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18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7" table:style-name="ce13">
            <text:p>5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eAndre Carter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18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-5" table:style-name="ce13">
            <text:p>-5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6" table:style-name="ce13">
            <text:p>5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eshad Perriman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18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.4" table:style-name="ce13">
            <text:p>5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reek Hill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18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33" table:style-name="ce13">
            <text:p>3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3" table:style-name="ce13">
            <text:p>5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quise Goodwin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18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0999999999999996" table:style-name="ce13">
            <text:p>5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Zach Pascal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18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8" table:style-name="ce13">
            <text:p>4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rey Davis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18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7" table:style-name="ce13">
            <text:p>4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ustin Jefferson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18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4000000000000004" table:style-name="ce13">
            <text:p>4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rnell Mooney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19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3" table:style-name="ce13">
            <text:p>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len Robinson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19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3" table:style-name="ce13">
            <text:p>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le Beasley</text:p>
          </table:table-cell>
          <table:table-cell table:style-name="ce13"/>
          <table:table-cell office:value-type="string" office:string-value="" table:formula="of:=IFERROR(VLOOKUP(LEFT([.C19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/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andin Cooks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19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rvis Landry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19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hi Smith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19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elson Agholor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19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1" table:style-name="ce13">
            <text:p>4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.0999999999999996" table:style-name="ce13">
            <text:p>4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id Sills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19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ndall Hinton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19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7" table:style-name="ce13">
            <text:p>3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erry Jeudy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19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7" table:style-name="ce13">
            <text:p>3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elon Darden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20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5" table:style-name="ce13">
            <text:p>3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ke Kumerow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20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4" table:style-name="ce13">
            <text:p>3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ndre Baccellia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20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3" table:style-name="ce13">
            <text:p>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eylon Burks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20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1" table:style-name="ce13">
            <text:p>3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arris Campbell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20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han Dotson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20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al Agnew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20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7" table:style-name="ce13">
            <text:p>2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hillip Dorsett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20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enny Hart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20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.J. Moore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0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obbie Anderson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1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4" table:style-name="ce13">
            <text:p>2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elan Cole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21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imi Fehoko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21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x Milne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21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ndy Isabella</text:p>
          </table:table-cell>
          <table:table-cell table:style-name="ce13"/>
          <table:table-cell office:value-type="string" office:string-value="" table:formula="of:=IFERROR(VLOOKUP(LEFT([.C21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/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1" table:style-name="ce13">
            <text:p>2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ay-Ray McCloud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21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1" table:style-name="ce13">
            <text:p>2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yron Pringle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21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1" table:style-name="ce13">
            <text:p>2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onovan Peoples-Jones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21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mison Crowder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21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9" table:style-name="ce13">
            <text:p>1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shton Dulin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21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7" table:style-name="ce13">
            <text:p>1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id Bell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22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6" table:style-name="ce13">
            <text:p>1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uan Jennings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22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5" table:style-name="ce13">
            <text:p>1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ent Sherfield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22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5" table:style-name="ce13">
            <text:p>1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Scott Miller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22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alif Raymond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22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len Tolbert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22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ecole Hardman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22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2" table:style-name="ce13">
            <text:p>1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len Reagor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22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W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2" table:style-name="ce13">
            <text:p>1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rk Andrews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22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89" table:style-name="ce13">
            <text:p>89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.9" table:style-name="ce13">
            <text:p>28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vid Njoku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22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89" table:style-name="ce13">
            <text:p>89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.9" table:style-name="ce13">
            <text:p>23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ravis Kelce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23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58" table:style-name="ce13">
            <text:p>5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7.899999999999999" table:style-name="ce13">
            <text:p>17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Conklin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23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84" table:style-name="ce13">
            <text:p>8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.399999999999999" table:style-name="ce13">
            <text:p>16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elani Woods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23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.3" table:style-name="ce13">
            <text:p>15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yle Pitts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23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87" table:style-name="ce13">
            <text:p>8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.7" table:style-name="ce13">
            <text:p>13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Will Dissly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23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4" table:style-name="ce13">
            <text:p>34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4" table:style-name="ce13">
            <text:p>12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rdan Akins</text:p>
          </table:table-cell>
          <table:table-cell office:value-type="string" table:style-name="ce13">
            <text:p>HOU</text:p>
          </table:table-cell>
          <table:table-cell office:value-type="string" office:string-value="CHI" table:formula="of:=IFERROR(VLOOKUP(LEFT([.C23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HI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1" table:style-name="ce13">
            <text:p>3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.1" table:style-name="ce13">
            <text:p>12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llas Goedert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23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6" table:style-name="ce13">
            <text:p>2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.6" table:style-name="ce13">
            <text:p>11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eoff Swaim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23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9" table:style-name="ce13">
            <text:p>19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9" table:style-name="ce13">
            <text:p>10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.J. Hockenson</text:p>
          </table:table-cell>
          <table:table-cell office:value-type="string" table:style-name="ce13">
            <text:p>DET</text:p>
          </table:table-cell>
          <table:table-cell office:value-type="string" office:string-value="MIN" table:formula="of:=IFERROR(VLOOKUP(LEFT([.C23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18" table:style-name="ce13">
            <text:p>1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8" table:style-name="ce13">
            <text:p>10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Zach Ertz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23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5" table:style-name="ce13">
            <text:p>10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ameron Brate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24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52" table:style-name="ce13">
            <text:p>5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199999999999999" table:style-name="ce13">
            <text:p>10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Higbee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24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61" table:style-name="ce13">
            <text:p>6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.1" table:style-name="ce13">
            <text:p>10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obert Tonyan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24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37" table:style-name="ce13">
            <text:p>3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.6999999999999993" table:style-name="ce13">
            <text:p>9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sh Oliver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24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.8000000000000007" table:style-name="ce13">
            <text:p>8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niel Bellinger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24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Foster Moreau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24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.4" table:style-name="ce13">
            <text:p>7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eorge Kittle</text:p>
          </table:table-cell>
          <table:table-cell office:value-type="string" table:style-name="ce13">
            <text:p>SF</text:p>
          </table:table-cell>
          <table:table-cell office:value-type="string" office:string-value="DEN" table:formula="of:=IFERROR(VLOOKUP(LEFT([.C24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28" table:style-name="ce13">
            <text:p>2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8" table:style-name="ce13">
            <text:p>6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oah Fant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24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7" table:style-name="ce13">
            <text:p>6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wson Knox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24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5" table:style-name="ce13">
            <text:p>6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nnu Smith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24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5" table:style-name="ce13">
            <text:p>6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lby Parkinson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25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4" table:style-name="ce13">
            <text:p>6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haraoh Brown</text:p>
          </table:table-cell>
          <table:table-cell office:value-type="string" table:style-name="ce13">
            <text:p>CLE</text:p>
          </table:table-cell>
          <table:table-cell office:value-type="string" office:string-value="PIT" table:formula="of:=IFERROR(VLOOKUP(LEFT([.C25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IT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1" table:style-name="ce13">
            <text:p>6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Pat Freiermuth</text:p>
          </table:table-cell>
          <table:table-cell office:value-type="string" table:style-name="ce13">
            <text:p>PIT</text:p>
          </table:table-cell>
          <table:table-cell office:value-type="string" office:string-value="CLE" table:formula="of:=IFERROR(VLOOKUP(LEFT([.C25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LE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1" table:style-name="ce13">
            <text:p>4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.1" table:style-name="ce13">
            <text:p>6.1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ole Kmet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25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urham Smythe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25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3" table:style-name="ce13">
            <text:p>5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Irv Smith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25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32" table:style-name="ce13">
            <text:p>3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2" table:style-name="ce13">
            <text:p>5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rren Waller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25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.2" table:style-name="ce13">
            <text:p>5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rant Calcaterra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25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yler Davis</text:p>
          </table:table-cell>
          <table:table-cell office:value-type="string" table:style-name="ce13">
            <text:p>GB</text:p>
          </table:table-cell>
          <table:table-cell office:value-type="string" office:string-value="TB" table:formula="of:=IFERROR(VLOOKUP(LEFT([.C25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B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5999999999999996" table:style-name="ce13">
            <text:p>4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erald Everett</text:p>
          </table:table-cell>
          <table:table-cell office:value-type="string" table:style-name="ce13">
            <text:p>LAC</text:p>
          </table:table-cell>
          <table:table-cell office:value-type="string" office:string-value="JAX" table:formula="of:=IFERROR(VLOOKUP(LEFT([.C25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JAX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5" table:style-name="ce13">
            <text:p>4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en Ellefson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26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4000000000000004" table:style-name="ce13">
            <text:p>4.4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ohnny Mundt</text:p>
          </table:table-cell>
          <table:table-cell office:value-type="string" table:style-name="ce13">
            <text:p>MIN</text:p>
          </table:table-cell>
          <table:table-cell office:value-type="string" office:string-value="DET" table:formula="of:=IFERROR(VLOOKUP(LEFT([.C26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ET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3" table:style-name="ce13">
            <text:p>4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eggie Gilliam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26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Quintin Morris</text:p>
          </table:table-cell>
          <table:table-cell office:value-type="string" table:style-name="ce13">
            <text:p>BUF</text:p>
          </table:table-cell>
          <table:table-cell office:value-type="string" office:string-value="MIA" table:formula="of:=IFERROR(VLOOKUP(LEFT([.C26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MI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.2" table:style-name="ce13">
            <text:p>4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Evan Engram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26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3.9" table:style-name="ce13">
            <text:p>3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ustin Hooper</text:p>
          </table:table-cell>
          <table:table-cell office:value-type="string" table:style-name="ce13">
            <text:p>TEN</text:p>
          </table:table-cell>
          <table:table-cell office:value-type="string" office:string-value="LV" table:formula="of:=IFERROR(VLOOKUP(LEFT([.C26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V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9" table:style-name="ce13">
            <text:p>3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endall Blanton</text:p>
          </table:table-cell>
          <table:table-cell office:value-type="string" table:style-name="ce13">
            <text:p>LA</text:p>
          </table:table-cell>
          <table:table-cell office:value-type="string" office:string-value="ARI" table:formula="of:=IFERROR(VLOOKUP(LEFT([.C26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RI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8" table:style-name="ce13">
            <text:p>2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8" table:style-name="ce13">
            <text:p>3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oah Gray</text:p>
          </table:table-cell>
          <table:table-cell office:value-type="string" table:style-name="ce13">
            <text:p>KC</text:p>
          </table:table-cell>
          <table:table-cell office:value-type="string" office:string-value="IND" table:formula="of:=IFERROR(VLOOKUP(LEFT([.C26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IND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6" table:style-name="ce13">
            <text:p>3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ke Ferguson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26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3" table:style-name="ce13">
            <text:p>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Ian Thomas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6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3" table:style-name="ce13">
            <text:p>3.3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nthony Firkser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27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2" table:style-name="ce13">
            <text:p>3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ylen Granson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27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7" table:style-name="ce13">
            <text:p>2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iovanni Ricci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7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Logan Thomas</text:p>
          </table:table-cell>
          <table:table-cell office:value-type="string" table:style-name="ce13">
            <text:p>WAS</text:p>
          </table:table-cell>
          <table:table-cell office:value-type="string" office:string-value="PHI" table:formula="of:=IFERROR(VLOOKUP(LEFT([.C27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PHI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" table:style-name="ce13">
            <text:p>2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lbert Okwuegbunam</text:p>
          </table:table-cell>
          <table:table-cell office:value-type="string" table:style-name="ce13">
            <text:p>DEN</text:p>
          </table:table-cell>
          <table:table-cell office:value-type="string" office:string-value="SF" table:formula="of:=IFERROR(VLOOKUP(LEFT([.C27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F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Kyle Rudolph</text:p>
          </table:table-cell>
          <table:table-cell office:value-type="string" table:style-name="ce13">
            <text:p>TB</text:p>
          </table:table-cell>
          <table:table-cell office:value-type="string" office:string-value="GB" table:formula="of:=IFERROR(VLOOKUP(LEFT([.C27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GB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2000000000000002" table:style-name="ce13">
            <text:p>2.2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o Alie-Cox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27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9" table:style-name="ce13">
            <text:p>1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Adam Trautman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27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9" table:style-name="ce13">
            <text:p>1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tchell Wilcox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27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9" table:style-name="ce13">
            <text:p>1.9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Hunter Henry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27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8" table:style-name="ce13">
            <text:p>1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Isaiah Likely</text:p>
          </table:table-cell>
          <table:table-cell office:value-type="string" table:style-name="ce13">
            <text:p>BAL</text:p>
          </table:table-cell>
          <table:table-cell office:value-type="string" office:string-value="NE" table:formula="of:=IFERROR(VLOOKUP(LEFT([.C28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E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8" table:style-name="ce13">
            <text:p>1.8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Hayden Hurst</text:p>
          </table:table-cell>
          <table:table-cell office:value-type="string" table:style-name="ce13">
            <text:p>CIN</text:p>
          </table:table-cell>
          <table:table-cell office:value-type="string" office:string-value="NYJ" table:formula="of:=IFERROR(VLOOKUP(LEFT([.C28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J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7" table:style-name="ce13">
            <text:p>1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Tommy Tremble</text:p>
          </table:table-cell>
          <table:table-cell office:value-type="string" table:style-name="ce13">
            <text:p>CAR</text:p>
          </table:table-cell>
          <table:table-cell office:value-type="string" office:string-value="NO" table:formula="of:=IFERROR(VLOOKUP(LEFT([.C28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O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7" table:style-name="ce13">
            <text:p>1.7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ike Gesicki</text:p>
          </table:table-cell>
          <table:table-cell office:value-type="string" table:style-name="ce13">
            <text:p>MIA</text:p>
          </table:table-cell>
          <table:table-cell office:value-type="string" office:string-value="BUF" table:formula="of:=IFERROR(VLOOKUP(LEFT([.C28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UF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6" table:style-name="ce13">
            <text:p>1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ris Myarick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28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6" table:style-name="ce13">
            <text:p>1.6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.J. Uzomah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28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5" table:style-name="ce13">
            <text:p>1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ick Vannett</text:p>
          </table:table-cell>
          <table:table-cell office:value-type="string" table:style-name="ce13">
            <text:p>NO</text:p>
          </table:table-cell>
          <table:table-cell office:value-type="string" office:string-value="CAR" table:formula="of:=IFERROR(VLOOKUP(LEFT([.C28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AR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5" table:style-name="ce13">
            <text:p>1.5</text:p>
          </table:table-cell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ck Stoll</text:p>
          </table:table-cell>
          <table:table-cell office:value-type="string" table:style-name="ce13">
            <text:p>PHI</text:p>
          </table:table-cell>
          <table:table-cell office:value-type="string" office:string-value="WAS" table:formula="of:=IFERROR(VLOOKUP(LEFT([.C28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WAS</text:p>
          </table:table-cell>
          <table:table-cell office:value-type="string" table:style-name="ce13">
            <text:p>T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.4" table:style-name="ce13">
            <text:p>1.4</text:p>
          </table:table-cell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8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7"/>
          <table:table-cell table:number-columns-repeated="14" table:style-name="ce17"/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8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7"/>
          <table:table-cell table:number-columns-repeated="14" table:style-name="ce17"/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9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7"/>
          <table:table-cell table:number-columns-repeated="1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reg Zuerlein</text:p>
          </table:table-cell>
          <table:table-cell office:value-type="string" table:style-name="ce13">
            <text:p>NYJ</text:p>
          </table:table-cell>
          <table:table-cell office:value-type="string" office:string-value="CIN" table:formula="of:=IFERROR(VLOOKUP(LEFT([.C29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CIN</text:p>
          </table:table-cell>
          <table:table-cell office:value-type="string" table:style-name="ce13">
            <text:p>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13">
            <text:p>1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Graham Gano</text:p>
          </table:table-cell>
          <table:table-cell office:value-type="string" table:style-name="ce13">
            <text:p>NYG</text:p>
          </table:table-cell>
          <table:table-cell office:value-type="string" office:string-value="DAL" table:formula="of:=IFERROR(VLOOKUP(LEFT([.C292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DAL</text:p>
          </table:table-cell>
          <table:table-cell office:value-type="string" table:style-name="ce13">
            <text:p>K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4" table:style-name="ce13">
            <text:p>1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airo Santos</text:p>
          </table:table-cell>
          <table:table-cell office:value-type="string" table:style-name="ce13">
            <text:p>CHI</text:p>
          </table:table-cell>
          <table:table-cell office:value-type="string" office:string-value="HOU" table:formula="of:=IFERROR(VLOOKUP(LEFT([.C293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HOU</text:p>
          </table:table-cell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3">
            <text:p>13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Riley Patterson</text:p>
          </table:table-cell>
          <table:table-cell office:value-type="string" table:style-name="ce13">
            <text:p>JAX</text:p>
          </table:table-cell>
          <table:table-cell office:value-type="string" office:string-value="LAC" table:formula="of:=IFERROR(VLOOKUP(LEFT([.C294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C</text:p>
          </table:table-cell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Matt Prater</text:p>
          </table:table-cell>
          <table:table-cell office:value-type="string" table:style-name="ce13">
            <text:p>ARI</text:p>
          </table:table-cell>
          <table:table-cell office:value-type="string" office:string-value="LA" table:formula="of:=IFERROR(VLOOKUP(LEFT([.C295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LA</text:p>
          </table:table-cell>
          <table:table-cell office:value-type="string" table:style-name="ce13">
            <text:p>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Younghoe Koo</text:p>
          </table:table-cell>
          <table:table-cell office:value-type="string" table:style-name="ce13">
            <text:p>ATL</text:p>
          </table:table-cell>
          <table:table-cell office:value-type="string" office:string-value="SEA" table:formula="of:=IFERROR(VLOOKUP(LEFT([.C296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SEA</text:p>
          </table:table-cell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Brett Maher</text:p>
          </table:table-cell>
          <table:table-cell office:value-type="string" table:style-name="ce13">
            <text:p>DAL</text:p>
          </table:table-cell>
          <table:table-cell office:value-type="string" office:string-value="NYG" table:formula="of:=IFERROR(VLOOKUP(LEFT([.C297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NYG</text:p>
          </table:table-cell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Jason Myers</text:p>
          </table:table-cell>
          <table:table-cell office:value-type="string" table:style-name="ce13">
            <text:p>SEA</text:p>
          </table:table-cell>
          <table:table-cell office:value-type="string" office:string-value="ATL" table:formula="of:=IFERROR(VLOOKUP(LEFT([.C298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ATL</text:p>
          </table:table-cell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" table:style-name="ce13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Daniel Carlson</text:p>
          </table:table-cell>
          <table:table-cell office:value-type="string" table:style-name="ce13">
            <text:p>LV</text:p>
          </table:table-cell>
          <table:table-cell office:value-type="string" office:string-value="TEN" table:formula="of:=IFERROR(VLOOKUP(LEFT([.C299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TEN</text:p>
          </table:table-cell>
          <table:table-cell office:value-type="string" table:style-name="ce13">
            <text:p>K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Nick Folk</text:p>
          </table:table-cell>
          <table:table-cell office:value-type="string" table:style-name="ce13">
            <text:p>NE</text:p>
          </table:table-cell>
          <table:table-cell office:value-type="string" office:string-value="BAL" table:formula="of:=IFERROR(VLOOKUP(LEFT([.C300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BAL</text:p>
          </table:table-cell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hase McLaughlin</text:p>
          </table:table-cell>
          <table:table-cell office:value-type="string" table:style-name="ce13">
            <text:p>IND</text:p>
          </table:table-cell>
          <table:table-cell office:value-type="string" office:string-value="KC" table:formula="of:=IFERROR(VLOOKUP(LEFT([.C301];3);{&quot;PIT&quot;;&quot;CLE&quot;|&quot;CLE&quot;;&quot;PIT&quot;|&quot;NO&quot;;&quot;CAR&quot;|&quot;CAR&quot;;&quot;NO&quot;|&quot;HOU&quot;;&quot;CHI&quot;|&quot;CHI&quot;;&quot;HOU&quot;|&quot;KC&quot;;&quot;IND&quot;|&quot;IND&quot;;&quot;KC&quot;|&quot;BUF&quot;;&quot;MIA&quot;|&quot;MIA&quot;;&quot;BUF&quot;|&quot;DET&quot;;&quot;MIN&quot;|&quot;MIN&quot;;&quot;DET&quot;|&quot;BAL&quot;;&quot;NE&quot;|&quot;NE&quot;;&quot;BAL&quot;|&quot;CIN&quot;;&quot;NYJ&quot;|&quot;NYJ&quot;;&quot;CIN&quot;|&quot;LV&quot;;&quot;TEN&quot;|&quot;TEN&quot;;&quot;LV&quot;|&quot;PHI&quot;;&quot;WAS&quot;|&quot;WAS&quot;;&quot;PHI&quot;|&quot;JAX&quot;;&quot;LAC&quot;|&quot;LAC&quot;;&quot;JAX&quot;|&quot;LA&quot;;&quot;ARI&quot;|&quot;ARI&quot;;&quot;LA&quot;|&quot;ATL&quot;;&quot;SEA&quot;|&quot;SEA&quot;;&quot;ATL&quot;|&quot;GB&quot;;&quot;TB&quot;|&quot;TB&quot;;&quot;GB&quot;|&quot;SF&quot;;&quot;DEN&quot;|&quot;DEN&quot;;&quot;SF&quot;|&quot;DAL&quot;;&quot;NYG&quot;|&quot;NYG&quot;;&quot;DAL&quot;};2;0);&quot;&quot;)" table:style-name="ce13">
            <text:p>KC</text:p>
          </table:table-cell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Eddy Pineiro</text:p>
          </table:table-cell>
          <table:table-cell office:value-type="string" table:style-name="ce13">
            <text:p>CAR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Evan McPherson</text:p>
          </table:table-cell>
          <table:table-cell office:value-type="string" table:style-name="ce13">
            <text:p>CIN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Justin Tucker</text:p>
          </table:table-cell>
          <table:table-cell office:value-type="string" table:style-name="ce13">
            <text:p>BAL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Ka'imi Fairbairn</text:p>
          </table:table-cell>
          <table:table-cell office:value-type="string" table:style-name="ce13">
            <text:p>HOU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Matt Gay</text:p>
          </table:table-cell>
          <table:table-cell office:value-type="string" table:style-name="ce13">
            <text:p>LA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8" table:style-name="ce13">
            <text:p>8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Randy Bullock</text:p>
          </table:table-cell>
          <table:table-cell office:value-type="string" table:style-name="ce13">
            <text:p>TEN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Jake Elliott</text:p>
          </table:table-cell>
          <table:table-cell office:value-type="string" table:style-name="ce13">
            <text:p>PHI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Robbie Gould</text:p>
          </table:table-cell>
          <table:table-cell office:value-type="string" table:style-name="ce13">
            <text:p>SF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Austin SeibertKQ</text:p>
          </table:table-cell>
          <table:table-cell office:value-type="string" table:style-name="ce13">
            <text:p>Bye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Ryan Succop</text:p>
          </table:table-cell>
          <table:table-cell office:value-type="string" table:style-name="ce13">
            <text:p>TB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Tyler Bass</text:p>
          </table:table-cell>
          <table:table-cell office:value-type="string" table:style-name="ce13">
            <text:p>BUF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hris Boswell</text:p>
          </table:table-cell>
          <table:table-cell office:value-type="string" table:style-name="ce13">
            <text:p>PIT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Brandon McManus</text:p>
          </table:table-cell>
          <table:table-cell office:value-type="string" table:style-name="ce13">
            <text:p>DEN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ade York</text:p>
          </table:table-cell>
          <table:table-cell office:value-type="string" table:style-name="ce13">
            <text:p>CLE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Dustin Hopkins</text:p>
          </table:table-cell>
          <table:table-cell office:value-type="string" table:style-name="ce13">
            <text:p>LAC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Greg Joseph</text:p>
          </table:table-cell>
          <table:table-cell office:value-type="string" table:style-name="ce13">
            <text:p>MIN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Matt Ammendola</text:p>
          </table:table-cell>
          <table:table-cell office:value-type="string" table:style-name="ce13">
            <text:p>ARI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Jason Sanders</text:p>
          </table:table-cell>
          <table:table-cell office:value-type="string" table:style-name="ce13">
            <text:p>MIA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3">
            <text:p>3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Mason Crosby</text:p>
          </table:table-cell>
          <table:table-cell office:value-type="string" table:style-name="ce13">
            <text:p>GB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Wil Lut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3">
            <text:p>K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6" table:style-name="ce17"/>
          <table:table-cell table:number-columns-repeated="16366"/>
        </table:table-row>
        <table:table-row table:number-rows-repeated="3" table:style-name="ro1">
          <table:table-cell table:style-name="ce13"/>
          <table:table-cell table:style-name="ce18"/>
          <table:table-cell table:number-columns-repeated="16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Philadelphia Eagle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18" table:style-name="ce13">
            <text:p>18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incinnati Bengal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office:value-type="float" office:value="16" table:style-name="ce13">
            <text:p>1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Denver Bronco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arolina Panth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Green Bay Pack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office:value-type="float" office:value="11" table:style-name="ce13">
            <text:p>1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Baltimore Rave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6" table:style-name="ce13">
            <text:p>26</text:p>
          </table:table-cell>
          <table:table-cell office:value-type="float" office:value="11" table:style-name="ce13">
            <text:p>1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leveland Brow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float" office:value="10" table:style-name="ce13">
            <text:p>10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Jacksonville Jagua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office:value-type="float" office:value="9" table:style-name="ce13">
            <text:p>9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Houston Texa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float" office:value="9" table:style-name="ce13">
            <text:p>9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San Francisco 49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" table:style-name="ce13">
            <text:p>9</text:p>
          </table:table-cell>
          <table:table-cell office:value-type="float" office:value="8" table:style-name="ce13">
            <text:p>8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Kansas City Chief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float" office:value="8" table:style-name="ce13">
            <text:p>8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Dallas Cowboy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Miami Dolphi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float" office:value="7" table:style-name="ce13">
            <text:p>7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Seattle Seahawk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7" table:style-name="ce13">
            <text:p>27</text:p>
          </table:table-cell>
          <table:table-cell office:value-type="float" office:value="7" table:style-name="ce13">
            <text:p>7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Chicago Bea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float" office:value="6" table:style-name="ce13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Tampa Bay Buccane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3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Indianapolis Colt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" table:style-name="ce13">
            <text:p>17</text:p>
          </table:table-cell>
          <table:table-cell office:value-type="float" office:value="6" table:style-name="ce13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Los Angeles Ram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Washington Command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" table:style-name="ce13">
            <text:p>24</text:p>
          </table:table-cell>
          <table:table-cell office:value-type="float" office:value="5" table:style-name="ce13">
            <text:p>5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Buffalo Bill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" table:style-name="ce13">
            <text:p>21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Arizona Cardinal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Atlanta Falco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New York Jet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7" table:style-name="ce13">
            <text:p>27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New England Patriot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7" table:style-name="ce13">
            <text:p>37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New Orleans Saint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Las Vegas Raid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" table:style-name="ce13">
            <text:p>24</text:p>
          </table:table-cell>
          <table:table-cell office:value-type="float" office:value="3" table:style-name="ce13">
            <text:p>3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Tennessee Tita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2" table:style-name="ce13">
            <text:p>22</text:p>
          </table:table-cell>
          <table:table-cell office:value-type="float" office:value="3" table:style-name="ce13">
            <text:p>3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Detroit Lion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" table:style-name="ce13">
            <text:p>28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Pittsburgh Steel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Minnesota Viking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4" table:style-name="ce13">
            <text:p>24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New York Giant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5">
            <text:p>Los Angeles Chargers</text:p>
          </table:table-cell>
          <table:table-cell table:number-columns-repeated="2" table:style-name="ce13"/>
          <table:table-cell office:value-type="string" table:style-name="ce13">
            <text:p>DEF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8" table:style-name="ce13">
            <text:p>38</text:p>
          </table:table-cell>
          <table:table-cell office:value-type="float" office:value="-4" table:style-name="ce13">
            <text:p>-4</text:p>
          </table:table-cell>
          <table:table-cell table:number-columns-repeated="4" table:style-name="ce17"/>
          <table:table-cell table:number-columns-repeated="16366"/>
        </table:table-row>
        <table:table-row table:number-rows-repeated="1048220" table:style-name="ro1">
          <table:table-cell table:number-columns-repeated="16384"/>
        </table:table-row>
      </table:table>
      <table:database-ranges>
        <table:database-range table:target-range-address="Sheet1.B3:Sheet1.E301" table:name="__Anonymous_Sheet_DB__0" table:contains-header="false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1" style:family="table-cell" style:data-style-name="N0">
      <style:table-cell-properties style:vertical-align="automatic" fo:background-color="transparent"/>
      <style:text-properties fo:color="#C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08T18:39:25Z</meta:creation-date>
    <dc:date>2022-11-11T10:54:21Z</dc:date>
    <meta:editing-cycles>5</meta:editing-cycles>
    <meta:editing-duration>PT807S</meta:editing-duration>
  </office:meta>
</office:document-meta>
</file>